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/text:p>
      <text:p text:style-name="Standard"/>
      <text:p text:style-name="P1">CS545 Software Design Patterns </text:p>
      <text:p text:style-name="P2"/>
      <text:p text:style-name="P2">Assignment 2 <text:s/>Due Date: March 23, 2018</text:p>
      <text:p text:style-name="P3"/>
      <text:p text:style-name="P3"/>
      <text:p text:style-name="P4"><text:s/>It is assumed that all of you have played Tick-Toe game in your childhood. It consists of nine cells arranged in 3 by 3 matrix. Two players choose two different symbols and play by putting their symbol</text:p>
      <text:p text:style-name="P4">in cells. Each player makes move on his/her turn which alternates. The player wins the game who is able to put his symbol in either in one row or column or in diagonals at the earliest.</text:p>
      <text:p text:style-name="P4">You are required to design a software to simulate this game. You can describe you design using UML, text or C++ code or all of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shi  Chaudhary</meta:initial-creator>
    <meta:creation-date>2017-09-05T11:51:08.39</meta:creation-date>
    <dc:date>2018-03-08T19:04:55.26</dc:date>
    <dc:creator>Banshi  Chaudhary</dc:creator>
    <meta:editing-duration>PT1H13M23S</meta:editing-duration>
    <meta:editing-cycles>6</meta:editing-cycles>
    <meta:generator>OpenOffice/4.1.1$Win32 OpenOffice.org_project/411m6$Build-9775</meta:generator>
    <meta:document-statistic meta:table-count="0" meta:image-count="0" meta:object-count="0" meta:page-count="1" meta:paragraph-count="6" meta:word-count="110" meta:character-count="588"/>
  </office:meta>
</office:document-meta>
</file>